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ffff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6.715cm" svg:y="14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4.97cm" svg:y="14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6.71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4.97cm" svg:y="6.7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1-20T15:28:10</dc:date>
    <meta:editing-duration>PT00H45M04S</meta:editing-duration>
    <meta:editing-cycles>4</meta:editing-cycles>
    <meta:generator>OpenOffice.org/3.1$Linux OpenOffice.org_project/310m19$Build-9420</meta:generator>
    <meta:document-statistic meta:object-count="9"/>
  </office:meta>
</office:document-meta>
</file>